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c4e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c4e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c4e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c4e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c4e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c4e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c4e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c4e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c4e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c4e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c4e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c4e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c4e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c4e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c4e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c4e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c4e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Zulimar Arbelis Perez Ramir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1/5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92067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Luis Alberto Perez Corv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90298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54.3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1" meta:non-whitespace-character-count="1003"/>
    <meta:template xlink:type="simple" xlink:actuate="onRequest" xlink:title="Normal" xlink:href=""/>
  </office:meta>
</office:document-meta>
</file>